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4.937cm" fo:margin-left="-0.053cm" fo:margin-top="0cm" fo:margin-bottom="0cm" table:align="left" style:writing-mode="page"/>
    </style:style>
    <style:style style:name="Tabelle1.A" style:family="table-column">
      <style:table-column-properties style:column-width="2.639cm"/>
    </style:style>
    <style:style style:name="Tabelle1.B" style:family="table-column">
      <style:table-column-properties style:column-width="3.385cm"/>
    </style:style>
    <style:style style:name="Tabelle1.C" style:family="table-column">
      <style:table-column-properties style:column-width="8.913cm"/>
    </style:style>
    <style:style style:name="Tabelle1.1" style:family="table-row">
      <style:table-row-properties style:min-row-height="0.452cm" fo:keep-together="auto"/>
    </style:style>
    <style:style style:name="Tabelle1.A1" style:family="table-cell">
      <style:table-cell-properties style:vertical-align="bottom" fo:padding-left="0.053cm" fo:padding-right="0.053cm" fo:padding-top="0cm" fo:padding-bottom="0cm" fo:border="none"/>
    </style:style>
    <style:style style:name="Tabelle2" style:family="table">
      <style:table-properties style:width="15.009cm" fo:margin-left="-0.053cm" fo:margin-top="0cm" fo:margin-bottom="0cm" table:align="left" style:writing-mode="page"/>
    </style:style>
    <style:style style:name="Tabelle2.A" style:family="table-column">
      <style:table-column-properties style:column-width="2.639cm"/>
    </style:style>
    <style:style style:name="Tabelle2.B" style:family="table-column">
      <style:table-column-properties style:column-width="3.385cm"/>
    </style:style>
    <style:style style:name="Tabelle2.C" style:family="table-column">
      <style:table-column-properties style:column-width="8.985cm"/>
    </style:style>
    <style:style style:name="Tabelle2.1" style:family="table-row">
      <style:table-row-properties style:min-row-height="0.452cm" fo:keep-together="auto"/>
    </style:style>
    <style:style style:name="Tabelle2.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center" style:justify-single-word="false"/>
      <style:text-properties fo:font-size="14pt" fo:language="en" fo:country="US" fo:font-weight="bold" officeooo:rsid="0010f6ba" officeooo:paragraph-rsid="0010f6ba"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language="en" fo:country="US" fo:font-weight="bold" officeooo:rsid="0010f6ba" officeooo:paragraph-rsid="0010f6ba"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fo:font-weight="bold" officeooo:rsid="00156e45" officeooo:paragraph-rsid="00156e45"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en" fo:country="US" fo:font-weight="normal" officeooo:rsid="0010f6ba" officeooo:paragraph-rsid="0010f6ba" style:font-size-asian="10.5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language="en" fo:country="US" fo:font-weight="normal" officeooo:rsid="0010f6ba" officeooo:paragraph-rsid="00125a03" style:font-size-asian="10.5pt" style:font-weight-asian="normal" style:font-size-complex="12pt" style:font-weight-complex="normal"/>
    </style:style>
    <style:style style:name="P6" style:family="paragraph" style:parent-style-name="Standard">
      <style:text-properties fo:font-size="12pt" fo:language="en" fo:country="US" fo:font-weight="normal" officeooo:rsid="0010f6b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US" fo:font-weight="normal" officeooo:rsid="00125a03" officeooo:paragraph-rsid="00125a03" style:font-size-asian="10.5pt" style:font-weight-asian="normal" style:font-size-complex="12pt" style:font-weight-complex="normal"/>
    </style:style>
    <style:style style:name="P8" style:family="paragraph" style:parent-style-name="Standard">
      <style:text-properties fo:font-size="12pt" fo:language="en" fo:country="US" fo:font-weight="normal" officeooo:rsid="00125a03" officeooo:paragraph-rsid="001a0f9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n" fo:country="US" fo:font-weight="normal" officeooo:rsid="0012773c" officeooo:paragraph-rsid="0012773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n" fo:country="US" fo:font-weight="normal" officeooo:rsid="0012773c" officeooo:paragraph-rsid="001a0f9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n" fo:country="US" fo:font-weight="normal" officeooo:rsid="001fc4cf" officeooo:paragraph-rsid="001fc4c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n" fo:country="US" fo:font-weight="normal" officeooo:rsid="0020003e" officeooo:paragraph-rsid="0020003e" style:font-size-asian="10.5pt" style:font-weight-asian="normal" style:font-size-complex="12pt" style:font-weight-complex="normal"/>
    </style:style>
    <style:style style:name="P13" style:family="paragraph" style:parent-style-name="Standard">
      <style:text-properties fo:font-size="12pt" fo:language="en" fo:country="US" fo:font-weight="normal" officeooo:rsid="00270db0" officeooo:paragraph-rsid="001a0f9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9pt" fo:language="en" fo:country="US" fo:font-weight="normal" officeooo:rsid="0010f6ba" officeooo:paragraph-rsid="0010f6ba" style:font-size-asian="9pt" style:font-weight-asian="normal" style:font-size-complex="9pt" style:font-weight-complex="normal"/>
    </style:style>
    <style:style style:name="P15" style:family="paragraph" style:parent-style-name="Standard">
      <style:paragraph-properties fo:text-align="start" style:justify-single-word="false">
        <style:tab-stops/>
      </style:paragraph-properties>
      <style:text-properties fo:language="en" fo:country="US"/>
    </style:style>
    <style:style style:name="P16" style:family="paragraph" style:parent-style-name="Standard">
      <style:paragraph-properties fo:text-align="end" style:justify-single-word="false">
        <style:tab-stops/>
      </style:paragraph-properties>
      <style:text-properties fo:language="en" fo:country="US"/>
    </style:style>
    <style:style style:name="P17" style:family="paragraph" style:parent-style-name="Standard">
      <style:paragraph-properties fo:text-align="start" style:justify-single-word="false">
        <style:tab-stops/>
      </style:paragraph-properties>
      <style:text-properties fo:language="en" fo:country="US" officeooo:rsid="001d3cd3" officeooo:paragraph-rsid="001d3cd3"/>
    </style:style>
    <style:style style:name="P18" style:family="paragraph" style:parent-style-name="Standard">
      <style:paragraph-properties fo:text-align="start" style:justify-single-word="false">
        <style:tab-stops/>
      </style:paragraph-properties>
      <style:text-properties fo:language="en" fo:country="US" officeooo:rsid="001dacce" officeooo:paragraph-rsid="001dacce"/>
    </style:style>
    <style:style style:name="P19" style:family="paragraph" style:parent-style-name="Standard">
      <style:paragraph-properties fo:text-align="start" style:justify-single-word="false">
        <style:tab-stops/>
      </style:paragraph-properties>
      <style:text-properties fo:language="en" fo:country="US" officeooo:rsid="001f58d9" officeooo:paragraph-rsid="001f58d9"/>
    </style:style>
    <style:style style:name="P20" style:family="paragraph" style:parent-style-name="Standard">
      <style:paragraph-properties fo:text-align="start" style:justify-single-word="false"/>
      <style:text-properties fo:font-size="12pt" fo:language="en" fo:country="US" fo:font-weight="bold" officeooo:rsid="001f58d9" officeooo:paragraph-rsid="001f58d9" style:font-size-asian="12pt" style:font-weight-asian="bold" style:font-size-complex="12pt" style:font-weight-complex="bold"/>
    </style:style>
    <style:style style:name="T1" style:family="text">
      <style:text-properties officeooo:rsid="00125a03"/>
    </style:style>
    <style:style style:name="T2" style:family="text">
      <style:text-properties officeooo:rsid="0012773c"/>
    </style:style>
    <style:style style:name="T3" style:family="text">
      <style:text-properties officeooo:rsid="001397e3"/>
    </style:style>
    <style:style style:name="T4" style:family="text">
      <style:text-properties officeooo:rsid="0016a470"/>
    </style:style>
    <style:style style:name="T5" style:family="text">
      <style:text-properties officeooo:rsid="001788e3"/>
    </style:style>
    <style:style style:name="T6" style:family="text">
      <style:text-properties officeooo:rsid="001a0f91"/>
    </style:style>
    <style:style style:name="T7" style:family="text">
      <style:text-properties officeooo:rsid="001b6de6"/>
    </style:style>
    <style:style style:name="T8" style:family="text">
      <style:text-properties officeooo:rsid="001d3cd3"/>
    </style:style>
    <style:style style:name="T9" style:family="text">
      <style:text-properties officeooo:rsid="001dd94c"/>
    </style:style>
    <style:style style:name="T10" style:family="text">
      <style:text-properties officeooo:rsid="001fc4cf"/>
    </style:style>
    <style:style style:name="T11" style:family="text">
      <style:text-properties officeooo:rsid="00204720"/>
    </style:style>
    <style:style style:name="T12" style:family="text">
      <style:text-properties officeooo:rsid="00229134"/>
    </style:style>
    <style:style style:name="T13" style:family="text">
      <style:text-properties officeooo:rsid="00240b36"/>
    </style:style>
    <style:style style:name="T14" style:family="text">
      <style:text-properties officeooo:rsid="0025bc5a"/>
    </style:style>
    <style:style style:name="T15" style:family="text">
      <style:text-properties officeooo:rsid="002651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about <text:span text:style-name="T3">conducted tests and results</text:span></text:p>
      <text:p text:style-name="P2"/>
      <text:p text:style-name="P2">Sanity checks:</text:p>
      <text:p text:style-name="P4"/>
      <text:p text:style-name="P2">Correct creation of Dataset?</text:p>
      <text:p text:style-name="P4">Since only 3 attributes were used with shape, color and size I had a random.choice when assigning the feature representations to the labels, <text:span text:style-name="T8">after</text:span> the concepts were formed <text:span text:style-name="T8">with the labels as before,</text:span> to use feature representations, which have the same values in these attributes but may differ in the unrecorded ones. <text:span text:style-name="T8">S</text:span>o I suspected this could lead to some error later during the training.</text:p>
      <text:p text:style-name="P4">The forming of the concepts was not touched and was done with the labels before which are then changed to the correct feature representations, which I verified with selectively checking feature representations inside the concepts and comparing them with the ones generated for the same object during the creation of the feature representations.</text:p>
      <text:p text:style-name="P4"/>
      <text:p text:style-name="P4">- Tested by just assigning the same object without random.choice</text:p>
      <text:p text:style-name="P4"><text:tab/>- seemed to help with some runs but before there were also some runs where the message <text:tab/>length would not drop to 1.X after the first few epochs so hard to verify the actual impact, <text:tab/>most runs still used message length 1.X after the first 2-3 epochs</text:p>
      <text:p text:style-name="P4"/>
      <text:p text:style-name="P4">I want to highlight the randomness here, without changing ANY parameters some runs did not drop to this message length but rather used ~4.0 which led to a training accuracy of ~80 % after 50 epochs (example at the end). <text:span text:style-name="T8">This could suggest the presence of many “wrong” concepts that when used during the training destroyed the training process which were randomly not used during the rare successful runs, but I was unable to confirm this.</text:span></text:p>
      <text:p text:style-name="P14"/>
      <text:p text:style-name="P4"/>
      <text:p text:style-name="P2">Are feature representations assigned to the right objects?</text:p>
      <text:p text:style-name="P4">- <text:span text:style-name="T1">Yes, verified by comparing the non-shuffled indeces of the feature representations during their creation to the ones later assigned to the concepts.</text:span></text:p>
      <text:p text:style-name="P4"/>
      <text:p text:style-name="P2">Only the correct weights are trained?</text:p>
      <text:p text:style-name="P4">- <text:span text:style-name="T1">Yes, the vision module was not used actively during these runs but rather the feature representations were created beforehand, saved and then assigned to the objects after the concepts were formed.</text:span></text:p>
      <text:p text:style-name="P4"/>
      <text:p text:style-name="P4"/>
      <text:p text:style-name="P3">Hyperparameter testing:</text:p>
      <text:p text:style-name="P7"/>
      <text:p text:style-name="P7">Each combination was run 50 times for non-zero shot and zero shot</text:p>
      <text:p text:style-name="P9"/>
      <text:p text:style-name="P10"><text:span text:style-name="T6">T</text:span>rain and test accuracy was always ~50% for the 1.0 lengths <text:span text:style-name="T6">with LR 0.001 and 0.01</text:span></text:p>
      <text:p text:style-name="P10"><text:span text:style-name="T6">Train accuracy after 50 epochs ended up between 73% and 81% </text:span><text:span text:style-name="T7">for the 4.0 length runs </text:span><text:span text:style-name="T8">with varying test accuracies seemingly depending on the hidden size</text:span></text:p>
      <text:p text:style-name="P7"/>
      <text:p text:style-name="P7"/>
      <text:p text:style-name="P7"/>
      <text:p text:style-name="P7"/>
      <text:p text:style-name="P7"/>
      <text:p text:style-name="P7"/>
      <text:p text:style-name="P7"/>
      <text:p text:style-name="P7"/>
      <text:p text:style-name="P7"/>
      <text:p text:style-name="P7"><text:soft-page-break/>Non-zero shot tests:</text:p>
      <text:p text:style-name="P7"/>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5">Learning Rate</text:p>
          </table:table-cell>
          <table:table-cell table:style-name="Tabelle1.A1" office:value-type="string">
            <text:p text:style-name="P15">hidden_size</text:p>
          </table:table-cell>
          <table:table-cell table:style-name="Tabelle1.A1" office:value-type="string">
            <text:p text:style-name="P15">result</text:p>
          </table:table-cell>
        </table:table-row>
        <table:table-row table:style-name="Tabelle1.1">
          <table:table-cell table:style-name="Tabelle1.A1" office:value-type="string">
            <text:p text:style-name="P16">0,001</text:p>
          </table:table-cell>
          <table:table-cell table:style-name="Tabelle1.A1" office:value-type="string">
            <text:p text:style-name="P16">128</text:p>
          </table:table-cell>
          <table:table-cell table:style-name="Tabelle1.A1" office:value-type="string">
            <text:p text:style-name="P17">Out of the 50 runs 25 had final length of 1.0, 13 had 4.0 and 12 ended with ~2.0, <text:s/>the train accuracy for both 4.0 and 2.0 runs finished with ~60% with very bad test accuracies ~15% signaling overfitting</text:p>
          </table:table-cell>
        </table:table-row>
        <table:table-row table:style-name="Tabelle1.1">
          <table:table-cell table:style-name="Tabelle1.A1" office:value-type="string">
            <text:p text:style-name="P16">0,001</text:p>
          </table:table-cell>
          <table:table-cell table:style-name="Tabelle1.A1" office:value-type="string">
            <text:p text:style-name="P16">256</text:p>
          </table:table-cell>
          <table:table-cell table:style-name="Tabelle1.A1" office:value-type="string">
            <text:p text:style-name="P17">All 50 runs finished with length 1.0 and with similar train accuracies, test accuracy was slightly better with ~20%</text:p>
          </table:table-cell>
        </table:table-row>
        <table:table-row table:style-name="Tabelle1.1">
          <table:table-cell table:style-name="Tabelle1.A1" office:value-type="string">
            <text:p text:style-name="P16">0,001</text:p>
          </table:table-cell>
          <table:table-cell table:style-name="Tabelle1.A1" office:value-type="string">
            <text:p text:style-name="P16">512</text:p>
          </table:table-cell>
          <table:table-cell table:style-name="Tabelle1.A1" office:value-type="string">
            <text:p text:style-name="P17">All 50 runs finished with length 1.0 again, and the test accuracy improved slightly again with similar train accuracies</text:p>
          </table:table-cell>
        </table:table-row>
        <table:table-row table:style-name="Tabelle1.1">
          <table:table-cell table:style-name="Tabelle1.A1" office:value-type="string">
            <text:p text:style-name="P16">0,001</text:p>
          </table:table-cell>
          <table:table-cell table:style-name="Tabelle1.A1" office:value-type="string">
            <text:p text:style-name="P16">1024</text:p>
          </table:table-cell>
          <table:table-cell table:style-name="Tabelle1.A1" office:value-type="string">
            <text:p text:style-name="P17">Again 50 runs with length 1.0 and train accuracies ~60% but better test accuracy of ~30%</text:p>
          </table:table-cell>
        </table:table-row>
        <table:table-row table:style-name="Tabelle1.1">
          <table:table-cell table:style-name="Tabelle1.A1" office:value-type="string">
            <text:p text:style-name="P16">0,01</text:p>
          </table:table-cell>
          <table:table-cell table:style-name="Tabelle1.A1" office:value-type="string">
            <text:p text:style-name="P16">128</text:p>
          </table:table-cell>
          <table:table-cell table:style-name="Tabelle1.A1" office:value-type="string">
            <text:p text:style-name="P17">All <text:span text:style-name="T10">remaining </text:span>runs had length 1.0, train and test accuracy were both around 50% signaling no learning at all, the same holds true for all runs with LR <text:span text:style-name="T15">=</text:span> 0,01</text:p>
          </table:table-cell>
        </table:table-row>
        <table:table-row table:style-name="Tabelle1.1">
          <table:table-cell table:style-name="Tabelle1.A1" office:value-type="string">
            <text:p text:style-name="P16">0,01</text:p>
          </table:table-cell>
          <table:table-cell table:style-name="Tabelle1.A1" office:value-type="string">
            <text:p text:style-name="P16">256</text:p>
          </table:table-cell>
          <table:table-cell table:style-name="Tabelle1.A1" office:value-type="string">
            <text:p text:style-name="P17">Except for one run with this setup had length 4.0 with 60% train accuracy and 20% test accuracy</text:p>
          </table:table-cell>
        </table:table-row>
        <table:table-row table:style-name="Tabelle1.1">
          <table:table-cell table:style-name="Tabelle1.A1" office:value-type="string">
            <text:p text:style-name="P16">0,01</text:p>
          </table:table-cell>
          <table:table-cell table:style-name="Tabelle1.A1" office:value-type="string">
            <text:p text:style-name="P16">512</text:p>
          </table:table-cell>
          <table:table-cell table:style-name="Tabelle1.A1" office:value-type="string">
            <text:p text:style-name="P17"/>
          </table:table-cell>
        </table:table-row>
        <table:table-row table:style-name="Tabelle1.1">
          <table:table-cell table:style-name="Tabelle1.A1" office:value-type="string">
            <text:p text:style-name="P16">0,01</text:p>
          </table:table-cell>
          <table:table-cell table:style-name="Tabelle1.A1" office:value-type="string">
            <text:p text:style-name="P16">1024</text:p>
          </table:table-cell>
          <table:table-cell table:style-name="Tabelle1.A1" office:value-type="string">
            <text:p text:style-name="P15"/>
          </table:table-cell>
        </table:table-row>
      </table:table>
      <text:p text:style-name="P6"/>
      <text:p text:style-name="P7">Zero-shot tests <text:span text:style-name="T5">condition </text:span><text:span text:style-name="T4">‘generic’</text:span>:</text:p>
      <text:p text:style-name="P7"/>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5">Learning Rate</text:p>
          </table:table-cell>
          <table:table-cell table:style-name="Tabelle2.A1" office:value-type="string">
            <text:p text:style-name="P15">hidden_size</text:p>
          </table:table-cell>
          <table:table-cell table:style-name="Tabelle2.A1" office:value-type="string">
            <text:p text:style-name="P15">result</text:p>
          </table:table-cell>
        </table:table-row>
        <table:table-row table:style-name="Tabelle2.1">
          <table:table-cell table:style-name="Tabelle2.A1" office:value-type="string">
            <text:p text:style-name="P16">0,001</text:p>
          </table:table-cell>
          <table:table-cell table:style-name="Tabelle2.A1" office:value-type="string">
            <text:p text:style-name="P16">128</text:p>
          </table:table-cell>
          <table:table-cell table:style-name="Tabelle2.A1" office:value-type="string">
            <text:p text:style-name="P18">All runs excepts for 1 resulted in length 1.0, train 50% and test 50% runs with one exception were the length concluded with 3.0 and the train accuracy was ~75% with ~6<text:span text:style-name="T9">5</text:span>% test accuracy</text:p>
          </table:table-cell>
        </table:table-row>
        <table:table-row table:style-name="Tabelle2.1">
          <table:table-cell table:style-name="Tabelle2.A1" office:value-type="string">
            <text:p text:style-name="P16">0,001</text:p>
          </table:table-cell>
          <table:table-cell table:style-name="Tabelle2.A1" office:value-type="string">
            <text:p text:style-name="P16">256</text:p>
          </table:table-cell>
          <table:table-cell table:style-name="Tabelle2.A1" table:number-rows-spanned="7" office:value-type="string">
            <text:p text:style-name="P19">All other runs finished with length 1.0 and 50% 50% train, test accuracies</text:p>
          </table:table-cell>
        </table:table-row>
        <table:table-row table:style-name="Tabelle2.1">
          <table:table-cell table:style-name="Tabelle2.A1" office:value-type="string">
            <text:p text:style-name="P16">0,001</text:p>
          </table:table-cell>
          <table:table-cell table:style-name="Tabelle2.A1" office:value-type="string">
            <text:p text:style-name="P16">512</text:p>
          </table:table-cell>
          <table:covered-table-cell table:style-name="Tabelle2.A1"/>
        </table:table-row>
        <table:table-row table:style-name="Tabelle2.1">
          <table:table-cell table:style-name="Tabelle2.A1" office:value-type="string">
            <text:p text:style-name="P16">0,001</text:p>
          </table:table-cell>
          <table:table-cell table:style-name="Tabelle2.A1" office:value-type="string">
            <text:p text:style-name="P16">1024</text:p>
          </table:table-cell>
          <table:covered-table-cell table:style-name="Tabelle2.A1"/>
        </table:table-row>
        <table:table-row table:style-name="Tabelle2.1">
          <table:table-cell table:style-name="Tabelle2.A1" office:value-type="string">
            <text:p text:style-name="P16">0,01</text:p>
          </table:table-cell>
          <table:table-cell table:style-name="Tabelle2.A1" office:value-type="string">
            <text:p text:style-name="P16">128</text:p>
          </table:table-cell>
          <table:covered-table-cell table:style-name="Tabelle2.A1"/>
        </table:table-row>
        <table:table-row table:style-name="Tabelle2.1">
          <table:table-cell table:style-name="Tabelle2.A1" office:value-type="string">
            <text:p text:style-name="P16">0,01</text:p>
          </table:table-cell>
          <table:table-cell table:style-name="Tabelle2.A1" office:value-type="string">
            <text:p text:style-name="P16">256</text:p>
          </table:table-cell>
          <table:covered-table-cell table:style-name="Tabelle2.A1"/>
        </table:table-row>
        <table:table-row table:style-name="Tabelle2.1">
          <table:table-cell table:style-name="Tabelle2.A1" office:value-type="string">
            <text:p text:style-name="P16">0,01</text:p>
          </table:table-cell>
          <table:table-cell table:style-name="Tabelle2.A1" office:value-type="string">
            <text:p text:style-name="P16">512</text:p>
          </table:table-cell>
          <table:covered-table-cell table:style-name="Tabelle2.A1"/>
        </table:table-row>
        <table:table-row table:style-name="Tabelle2.1">
          <table:table-cell table:style-name="Tabelle2.A1" office:value-type="string">
            <text:p text:style-name="P16">0,01</text:p>
          </table:table-cell>
          <table:table-cell table:style-name="Tabelle2.A1" office:value-type="string">
            <text:p text:style-name="P16">1024</text:p>
          </table:table-cell>
          <table:covered-table-cell table:style-name="Tabelle2.A1"/>
        </table:table-row>
      </table:table>
      <text:p text:style-name="P13"/>
      <text:p text:style-name="P8"/>
      <text:p text:style-name="P20">Interpretation/<text:span text:style-name="T10">Conclusion</text:span>:</text:p>
      <text:p text:style-name="P11">There must be something wrong with the data since the learning seems to work in some cases. So there could be faulty concepts inside the feature rep dataset which hinder the whole training process. I could not find any evidence for this and the concept creation was not touched. All concepts are first built with the labels the same way they are for the symbolic datasets and then the labels are swapped with the feature representations. But the swapping also seems to be correct since all feature representations I compared were correct. So I thought maybe the feature representations themselves are faulty, but when retraining the network the final test accuracies of the vision module were always acceptable with 95%+. I also tried the identical setup to Xenia’s vision module with model_params['conv_depths'] = [32, 32]</text:p>
      <text:p text:style-name="P11">model_params['fc_depths'] = [16, 16]</text:p>
      <text:p text:style-name="P11">model_params['conv_pool'] = [True, False]</text:p>
      <text:p text:style-name="P11"><text:soft-page-break/>which only made the final test accuracy slightly worse and the created feature rep datasets were also not trainable. So there must be something going wrong during the creation of the dataset. I could not find any fault in the translations from <text:span text:style-name="T12">the </text:span>one-hot encoded labels, used to train the vision module, back to regular labels in dataset.py/reverse_one_hot() and I made sure to use the original label2trait/trait2label map that was used in load.py for the first shaping of the dataset to one-hot encoded labels, before training the vision module. But I could also not find anything wrong with the assignment of feature reps to the labels in dataset.py/fill_input(). I tried minuscule changes regardless of not spotting errors as described in the beginning like getting rid of the random.choice in fill_input() but that also didn’t help.</text:p>
      <text:p text:style-name="P11"/>
      <text:p text:style-name="P12">So there must be something wrong with the dataset, probably in fill_input() or reverse_one_hot(), since these were the only parts added to the original dataset creation <text:span text:style-name="T12">to keep everything compatible</text:span>. <text:span text:style-name="T13">Or maybe the model itself is worse than suspected and the training process is faulty but there is very little room for error there </text:span><text:span text:style-name="T14">for </text:span><text:span text:style-name="T13">a simple classification training </text:span><text:span text:style-name="T14">with reasonable test accuracy</text:span><text:span text:style-name="T13">.</text:span></text:p>
      <text:p text:style-name="P12"/>
      <text:p text:style-name="P12">I hope this can help find the error later but after 8 hours of testing both functions I could not find anything wrong and I am still confused why the training works sometimes regardless <text:span text:style-name="T11">of apparent errors</text:span>.</text:p>
      <text:p text:style-name="P5">Example:</text:p>
      <text:p text:style-name="P4">both runs were zero-shot runs with the ‘specific’ context condition, LR = 0.001, length_cost = 0.0, hidden_size = 128, game_size = 4, from the same dataset, <text:span text:style-name="T1">so basically just the default values in train.py </text:span><text:span text:style-name="T2">with game_size = 4</text:span></text:p>
      <text:p text:style-name="P4">‘generic’ context condition and non-zero-shot runs also had outlier runs like these.</text:p>
      <text:p text:style-name="P4"/>
      <text:p text:style-name="P2">Rare run with early dropping message length which later recovers:</text:p>
      <text:p text:style-name="P14">{"loss": 0.7168671488761902, "acc": 0.5049296021461487, "length": 2.4635303020477295, "mode": "train", "epoch": 1}</text:p>
      <text:p text:style-name="P14">{"loss": 0.6946083903312683, "acc": 0.4874131977558136, "length": 1.0, "mode": "test", "epoch": 1}</text:p>
      <text:p text:style-name="P14">{"loss": 0.6938237547874451, "acc": 0.5007904171943665, "length": 1.4219739437103271, "mode": "train", "epoch": 2}</text:p>
      <text:p text:style-name="P14">{"loss": 0.6937832832336426, "acc": 0.4895833432674408, "length": 1.0, "mode": "test", "epoch": 2}</text:p>
      <text:p text:style-name="P14">{"loss": 0.6925838589668274, "acc": 0.5115149021148682, "length": 1.3740755319595337, "mode": "train", "epoch": 3}</text:p>
      <text:p text:style-name="P14">{"loss": 0.6951804161071777, "acc": 0.4869791567325592, "length": 1.0, "mode": "test", "epoch": 3}</text:p>
      <text:p text:style-name="P14">{"loss": 0.6923449039459229, "acc": 0.5172299742698669, "length": 1.3196070194244385, "mode": "train", "epoch": 4}</text:p>
      <text:p text:style-name="P14">{"loss": 0.695683479309082, "acc": 0.4800347089767456, "length": 1.0, "mode": "test", "epoch": 4}</text:p>
      <text:p text:style-name="P14">{"loss": 0.6920454502105713, "acc": 0.5165107846260071, "length": 1.2320512533187866, "mode": "train", "epoch": 5}</text:p>
      <text:p text:style-name="P14">{"loss": 0.6928868293762207, "acc": 0.5086805820465088, "length": 1.0, "mode": "test", "epoch": 5}</text:p>
      <text:p text:style-name="P14">{"loss": 0.69292151927948, "acc": 0.5113725066184998, "length": 1.197357416152954, "mode": "train", "epoch": 6}</text:p>
      <text:p text:style-name="P14">{"loss": 0.6931338906288147, "acc": 0.5147569179534912, "length": 1.0, "mode": "test", "epoch": 6}</text:p>
      <text:p text:style-name="P14">{"loss": 0.6925468444824219, "acc": 0.5147019624710083, "length": 1.1964629888534546, "mode": "train", "epoch": 7}</text:p>
      <text:p text:style-name="P14">{"loss": 0.6940441131591797, "acc": 0.4904513955116272, "length": 1.0, "mode": "test", "epoch": 7}</text:p>
      <text:p text:style-name="P14">{"loss": 0.6924217939376831, "acc": 0.5124123096466064, "length": 1.2289412021636963, "mode": "train", "epoch": 8}</text:p>
      <text:p text:style-name="P14">{"loss": 0.6944118142127991, "acc": 0.5026041865348816, "length": 1.0, "mode": "test", "epoch": 8}</text:p>
      <text:p text:style-name="P14">{"loss": 0.6917924284934998, "acc": 0.5119004845619202, "length": 1.2782139778137207, "mode": "train", "epoch": 9}</text:p>
      <text:p text:style-name="P14">{"loss": 0.6933900713920593, "acc": 0.5034722089767456, "length": 1.0, "mode": "test", "epoch": 9}</text:p>
      <text:p text:style-name="P14">{"loss": 0.6915117502212524, "acc": 0.5184834003448486, "length": 1.4746736288070679, "mode": "train", "epoch": 10}</text:p>
      <text:p text:style-name="P14">{"loss": 0.6959957480430603, "acc": 0.4978298544883728, "length": 1.0, "mode": "test", "epoch": 10}</text:p>
      <text:p text:style-name="P14">{"loss": 0.6809141635894775, "acc": 0.5600752830505371, "length": 1.9985852241516113, "mode": "train", "epoch": 11}</text:p>
      <text:p text:style-name="P14">{"loss": 0.6568536758422852, "acc": 0.6198459267616272, "length": 2.975694417953491, "mode": "test", "epoch": 11}</text:p>
      <text:p text:style-name="P14">{"loss": 0.6421020030975342, "acc": 0.6283585429191589, "length": 2.3010408878326416, "mode": "train", "epoch": 12}</text:p>
      <text:p text:style-name="P14">{"loss": 0.6505159139633179, "acc": 0.6114637851715088, "length": 2.7291667461395264, "mode": "test", "epoch": 12}</text:p>
      <text:p text:style-name="P14">{"loss": 0.6181580424308777, "acc": 0.6574195027351379, "length": 2.389413595199585, "mode": "train", "epoch": 13}</text:p>
      <text:p text:style-name="P14">{"loss": 0.671366810798645, "acc": 0.6113688349723816, "length": 2.9166667461395264, "mode": "test", "epoch": 13}</text:p>
      <text:p text:style-name="P14">{"loss": 0.5907008051872253, "acc": 0.6706318855285645, "length": 2.7281172275543213, "mode": "train", "epoch": 14}</text:p>
      <text:p text:style-name="P14">{"loss": 0.6529441475868225, "acc": 0.6393229365348816, "length": 2.4375, "mode": "test", "epoch": 14}</text:p>
      <text:p text:style-name="P14">{"loss": 0.5636107921600342, "acc": 0.6981460452079773, "length": 2.8588345050811768, "mode": "train", "epoch": 15}</text:p>
      <text:p text:style-name="P14">{"loss": 0.6589127779006958, "acc": 0.6045600175857544, "length": 2.6458332538604736, "mode": "test", "epoch": 15}</text:p>
      <text:p text:style-name="P14">{"loss": 0.5506581664085388, "acc": 0.7080987095832825, "length": 3.069545269012451, "mode": "train", "epoch": 16}</text:p>
      <text:p text:style-name="P14">{"loss": 0.6114481091499329, "acc": 0.6657036542892456, "length": 2.8541667461395264, "mode": "test", "epoch": 16}</text:p>
      <text:p text:style-name="P14">{"loss": 0.5346517562866211, "acc": 0.7283602356910706, "length": 3.0365498065948486, "mode": "train", "epoch": 17}</text:p>
      <text:p text:style-name="P14">{"loss": 0.6252517700195312, "acc": 0.6311984658241272, "length": 2.6770832538604736, "mode": "test", "epoch": 17}</text:p>
      <text:p text:style-name="P14">{"loss": 0.532992959022522, "acc": 0.7302124500274658, "length": 3.144979238510132, "mode": "train", "epoch": 18}</text:p>
      <text:p text:style-name="P14">{"loss": 0.606459379196167, "acc": 0.6686062216758728, "length": 3.1354167461395264, "mode": "test", "epoch": 18}</text:p>
      <text:p text:style-name="P14">{"loss": 0.5210335850715637, "acc": 0.7382947206497192, "length": 3.1310980319976807, "mode": "train", "epoch": 19}</text:p>
      <text:p text:style-name="P14">{"loss": 0.5528622269630432, "acc": 0.7099202275276184, "length": 3.1354167461395264, "mode": "test", "epoch": 19}</text:p>
      <text:p text:style-name="P14">{"loss": 0.520797073841095, "acc": 0.7329186797142029, "length": 3.17225980758667, "mode": "train", "epoch": 20}</text:p>
      <text:p text:style-name="P14">{"loss": 0.61778324842453, "acc": 0.6170518398284912, "length": 3.1354167461395264, "mode": "test", "epoch": 20}</text:p>
      <text:p text:style-name="P14">{"loss": 0.5044559836387634, "acc": 0.7492308616638184, "length": 3.222635269165039, "mode": "train", "epoch": 21}</text:p>
      <text:p text:style-name="P14">{"loss": 0.5834466218948364, "acc": 0.6795247197151184, "length": 3.3229167461395264, "mode": "test", "epoch": 21}</text:p>
      <text:p text:style-name="P14">{"loss": 0.4967581331729889, "acc": 0.7599062323570251, "length": 3.334531545639038, "mode": "train", "epoch": 22}</text:p>
      <text:p text:style-name="P14">{"loss": 0.5753770470619202, "acc": 0.6933729648590088, "length": 3.3229167461395264, "mode": "test", "epoch": 22}</text:p>
      <text:p text:style-name="P14">{"loss": 0.49977245926856995, "acc": 0.7542386651039124, "length": 3.310852527618408, "mode": "train", "epoch": 23}</text:p>
      <text:p text:style-name="P14">{"loss": 0.5456885695457458, "acc": 0.7307264804840088, "length": 3.4791667461395264, "mode": "test", "epoch": 23}</text:p>
      <text:p text:style-name="P14">{"loss": 0.5206817984580994, "acc": 0.7374598383903503, "length": 3.5639710426330566, "mode": "train", "epoch": 24}</text:p>
      <text:p text:style-name="P14">{"loss": 0.5649603009223938, "acc": 0.7100965976715088, "length": 3.4270832538604736, "mode": "test", "epoch": 24}</text:p>
      <text:p text:style-name="P14">{"loss": 0.5029988288879395, "acc": 0.7466635704040527, "length": 3.319594144821167, "mode": "train", "epoch": 25}</text:p>
      <text:p text:style-name="P14">{"loss": 0.5518525242805481, "acc": 0.6983913779258728, "length": 3.3541667461395264, "mode": "test", "epoch": 25}</text:p>
      <text:p text:style-name="P14">{"loss": 0.4883294999599457, "acc": 0.7616269588470459, "length": 3.4931323528289795, "mode": "train", "epoch": 26}</text:p>
      <text:p text:style-name="P14">{"loss": 0.5378691554069519, "acc": 0.7289225459098816, "length": 3.659722328186035, "mode": "test", "epoch": 26}</text:p>
      <text:p text:style-name="P14">{"loss": 0.48613202571868896, "acc": 0.761809229850769, "length": 3.6137945652008057, "mode": "train", "epoch": 27}</text:p>
      <text:p text:style-name="P14">{"loss": 0.5274104475975037, "acc": 0.7521430253982544, "length": 3.819444417953491, "mode": "test", "epoch": 27}</text:p>
      <text:p text:style-name="P14">{"loss": 0.4775743782520294, "acc": 0.7709048390388489, "length": 3.6465041637420654, "mode": "train", "epoch": 28}</text:p>
      <text:p text:style-name="P14">{"loss": 0.5209680199623108, "acc": 0.7262641191482544, "length": 3.8611111640930176, "mode": "test", "epoch": 28}</text:p>
      <text:p text:style-name="P14">{"loss": 0.4822843372821808, "acc": 0.7614303827285767, "length": 3.705369234085083, "mode": "train", "epoch": 29}</text:p>
      <text:p text:style-name="P14">{"loss": 0.5539333820343018, "acc": 0.7077365517616272, "length": 3.7986111640930176, "mode": "test", "epoch": 29}</text:p>
      <text:p text:style-name="P14">{"loss": 0.4907260537147522, "acc": 0.7601473927497864, "length": 3.76023006439209, "mode": "train", "epoch": 30}</text:p>
      <text:p text:style-name="P14">{"loss": 0.5547450184822083, "acc": 0.7212185263633728, "length": 3.7986111640930176, "mode": "test", "epoch": 30}</text:p>
      <text:p text:style-name="P14">{"loss": 0.47649282217025757, "acc": 0.7691237330436707, "length": 3.7365641593933105, "mode": "train", "epoch": 31}</text:p>
      <text:p text:style-name="P14"><text:soft-page-break/>{"loss": 0.5240964293479919, "acc": 0.7413465976715088, "length": 3.8263888359069824, "mode": "test", "epoch": 31}</text:p>
      <text:p text:style-name="P14">{"loss": 0.46515753865242004, "acc": 0.7841262817382812, "length": 3.7801945209503174, "mode": "train", "epoch": 32}</text:p>
      <text:p text:style-name="P14">{"loss": 0.49668651819229126, "acc": 0.7704535722732544, "length": 3.8333332538604736, "mode": "test", "epoch": 32}</text:p>
      <text:p text:style-name="P14">{"loss": 0.4650585651397705, "acc": 0.7832119464874268, "length": 3.777104139328003, "mode": "train", "epoch": 33}</text:p>
      <text:p text:style-name="P14">{"loss": 0.4956459105014801, "acc": 0.7603759765625, "length": 3.8958332538604736, "mode": "test", "epoch": 33}</text:p>
      <text:p text:style-name="P14">{"loss": 0.45915472507476807, "acc": 0.7907904982566833, "length": 3.8389804363250732, "mode": "train", "epoch": 34}</text:p>
      <text:p text:style-name="P14">{"loss": 0.5087445378303528, "acc": 0.758056640625, "length": 3.8888888359069824, "mode": "test", "epoch": 34}</text:p>
      <text:p text:style-name="P14">{"loss": 0.4724196493625641, "acc": 0.7781372666358948, "length": 3.8714704513549805, "mode": "train", "epoch": 35}</text:p>
      <text:p text:style-name="P14">{"loss": 0.5001122951507568, "acc": 0.7630886435508728, "length": 3.840277671813965, "mode": "test", "epoch": 35}</text:p>
      <text:p text:style-name="P14">{"loss": 0.4615800678730011, "acc": 0.7810443639755249, "length": 3.7598352432250977, "mode": "train", "epoch": 36}</text:p>
      <text:p text:style-name="P14">{"loss": 0.5059226155281067, "acc": 0.7255723476409912, "length": 3.8958332538604736, "mode": "test", "epoch": 36}</text:p>
      <text:p text:style-name="P14">{"loss": 0.453128844499588, "acc": 0.7828636169433594, "length": 3.82637357711792, "mode": "train", "epoch": 37}</text:p>
      <text:p text:style-name="P14">{"loss": 0.5050527453422546, "acc": 0.7380642294883728, "length": 3.972222328186035, "mode": "test", "epoch": 37}</text:p>
      <text:p text:style-name="P14">{"loss": 0.45287781953811646, "acc": 0.794003427028656, "length": 3.8237905502319336, "mode": "train", "epoch": 38}</text:p>
      <text:p text:style-name="P14">{"loss": 0.4845140278339386, "acc": 0.7655300498008728, "length": 3.847222328186035, "mode": "test", "epoch": 38}</text:p>
      <text:p text:style-name="P14">{"loss": 0.45698076486587524, "acc": 0.7826374769210815, "length": 3.8368327617645264, "mode": "train", "epoch": 39}</text:p>
      <text:p text:style-name="P14">{"loss": 0.5038886070251465, "acc": 0.7457817792892456, "length": 3.878472328186035, "mode": "test", "epoch": 39}</text:p>
      <text:p text:style-name="P14">{"loss": 0.45752662420272827, "acc": 0.7824181914329529, "length": 3.794682025909424, "mode": "train", "epoch": 40}</text:p>
      <text:p text:style-name="P14">{"loss": 0.48708459734916687, "acc": 0.7569308876991272, "length": 3.8263888359069824, "mode": "test", "epoch": 40}</text:p>
      <text:p text:style-name="P14">{"loss": 0.4572441279888153, "acc": 0.7790963053703308, "length": 3.825650930404663, "mode": "train", "epoch": 41}</text:p>
      <text:p text:style-name="P14">{"loss": 0.509680986404419, "acc": 0.7305094599723816, "length": 3.944444417953491, "mode": "test", "epoch": 41}</text:p>
      <text:p text:style-name="P14">{"loss": 0.45354101061820984, "acc": 0.7896763682365417, "length": 3.8333070278167725, "mode": "train", "epoch": 42}</text:p>
      <text:p text:style-name="P14">{"loss": 0.470906525850296, "acc": 0.775390625, "length": 3.8333332538604736, "mode": "test", "epoch": 42}</text:p>
      <text:p text:style-name="P14">{"loss": 0.44586634635925293, "acc": 0.7921234965324402, "length": 3.8125178813934326, "mode": "train", "epoch": 43}</text:p>
      <text:p text:style-name="P14">{"loss": 0.4853028655052185, "acc": 0.7542995810508728, "length": 3.8854167461395264, "mode": "test", "epoch": 43}</text:p>
      <text:p text:style-name="P14">{"loss": 0.45141899585723877, "acc": 0.7871090769767761, "length": 3.861476421356201, "mode": "train", "epoch": 44}</text:p>
      <text:p text:style-name="P14">{"loss": 0.46106502413749695, "acc": 0.7951931357383728, "length": 3.9583332538604736, "mode": "test", "epoch": 44}</text:p>
      <text:p text:style-name="P14">{"loss": 0.4476260542869568, "acc": 0.793417751789093, "length": 3.921983480453491, "mode": "train", "epoch": 45}</text:p>
      <text:p text:style-name="P14">{"loss": 0.49525895714759827, "acc": 0.7621392011642456, "length": 3.996527671813965, "mode": "test", "epoch": 45}</text:p>
      <text:p text:style-name="P14">{"loss": 0.4554431438446045, "acc": 0.7835987210273743, "length": 3.9167356491088867, "mode": "train", "epoch": 46}</text:p>
      <text:p text:style-name="P14">{"loss": 0.46658584475517273, "acc": 0.7826063632965088, "length": 3.9548611640930176, "mode": "test", "epoch": 46}</text:p>
      <text:p text:style-name="P14">{"loss": 0.44207438826560974, "acc": 0.7947975993156433, "length": 3.8696062564849854, "mode": "train", "epoch": 47}</text:p>
      <text:p text:style-name="P14">{"loss": 0.4838842451572418, "acc": 0.751220703125, "length": 3.9548611640930176, "mode": "test", "epoch": 47}</text:p>
      <text:p text:style-name="P14">{"loss": 0.44607803225517273, "acc": 0.7858179807662964, "length": 3.84847354888916, "mode": "train", "epoch": 48}</text:p>
      <text:p text:style-name="P14">{"loss": 0.4601725935935974, "acc": 0.7939317226409912, "length": 3.868055582046509, "mode": "test", "epoch": 48}</text:p>
      <text:p text:style-name="P14">{"loss": 0.4509482979774475, "acc": 0.7830898761749268, "length": 3.8293604850769043, "mode": "train", "epoch": 49}</text:p>
      <text:p text:style-name="P14">{"loss": 0.482476145029068, "acc": 0.7584906816482544, "length": 3.944444417953491, "mode": "test", "epoch": 49}</text:p>
      <text:p text:style-name="P14">{"loss": 0.4429779052734375, "acc": 0.7938495874404907, "length": 3.8933138847351074, "mode": "train", "epoch": 50}</text:p>
      <text:p text:style-name="P14">{"loss": 0.46844080090522766, "acc": 0.7750515341758728, "length": 3.8958332538604736, "mode": "test", "epoch": 50}</text:p>
      <text:p text:style-name="P14">test accuracy: 0.5598958134651184</text:p>
      <text:p text:style-name="P4"/>
      <text:p text:style-name="P2">Typical run where the message length drops early and does not recover:</text:p>
      <text:p text:style-name="P14">{"loss": 0.717649519443512, "acc": 0.49593445658683777, "length": 2.4320011138916016, "mode": "train", "epoch": 1}</text:p>
      <text:p text:style-name="P14">{"loss": 0.693242609500885, "acc": 0.5147569179534912, "length": 1.0, "mode": "test", "epoch": 1}</text:p>
      <text:p text:style-name="P14">{"loss": 0.6945503950119019, "acc": 0.5045874714851379, "length": 1.4452385902404785, "mode": "train", "epoch": 2}</text:p>
      <text:p text:style-name="P14">{"loss": 0.6947753429412842, "acc": 0.5043402910232544, "length": 1.0, "mode": "test", "epoch": 2}</text:p>
      <text:p text:style-name="P14">{"loss": 0.6929376721382141, "acc": 0.5081425309181213, "length": 1.3852815628051758, "mode": "train", "epoch": 3}</text:p>
      <text:p text:style-name="P14">{"loss": 0.6937035918235779, "acc": 0.4835069477558136, "length": 1.0, "mode": "test", "epoch": 3}</text:p>
      <text:p text:style-name="P14">{"loss": 0.6921259164810181, "acc": 0.5217406749725342, "length": 1.3498505353927612, "mode": "train", "epoch": 4}</text:p>
      <text:p text:style-name="P14">{"loss": 0.6932576894760132, "acc": 0.4956597089767456, "length": 1.0, "mode": "test", "epoch": 4}</text:p>
      <text:p text:style-name="P14">{"loss": 0.6922197937965393, "acc": 0.5133771300315857, "length": 1.279030680656433, "mode": "train", "epoch": 5}</text:p>
      <text:p text:style-name="P14">{"loss": 0.6945702433586121, "acc": 0.4995659589767456, "length": 1.0, "mode": "test", "epoch": 5}</text:p>
      <text:p text:style-name="P14">{"loss": 0.6923558115959167, "acc": 0.515351414680481, "length": 1.2537819147109985, "mode": "train", "epoch": 6}</text:p>
      <text:p text:style-name="P14">{"loss": 0.694261372089386, "acc": 0.4852430522441864, "length": 1.0, "mode": "test", "epoch": 6}</text:p>
      <text:p text:style-name="P14">{"loss": 0.6920189261436462, "acc": 0.5177635550498962, "length": 1.2295202016830444, "mode": "train", "epoch": 7}</text:p>
      <text:p text:style-name="P14">{"loss": 0.6932446360588074, "acc": 0.4813368022441864, "length": 1.0, "mode": "test", "epoch": 7}</text:p>
      <text:p text:style-name="P14">{"loss": 0.6917403340339661, "acc": 0.5173106789588928, "length": 1.2253683805465698, "mode": "train", "epoch": 8}</text:p>
      <text:p text:style-name="P14">{"loss": 0.6951078772544861, "acc": 0.4934895932674408, "length": 1.0, "mode": "test", "epoch": 8}</text:p>
      <text:p text:style-name="P14">{"loss": 0.692070484161377, "acc": 0.518849790096283, "length": 1.1927882432937622, "mode": "train", "epoch": 9}</text:p>
      <text:p text:style-name="P14">{"loss": 0.6946490406990051, "acc": 0.4908854067325592, "length": 1.0, "mode": "test", "epoch": 9}</text:p>
      <text:p text:style-name="P14">{"loss": 0.691927433013916, "acc": 0.5240885615348816, "length": 1.1790803670883179, "mode": "train", "epoch": 10}</text:p>
      <text:p text:style-name="P14">{"loss": 0.6942952871322632, "acc": 0.4839409589767456, "length": 1.0, "mode": "test", "epoch": 10}</text:p>
      <text:p text:style-name="P14">{"loss": 0.6925441026687622, "acc": 0.513681173324585, "length": 1.1671456098556519, "mode": "train", "epoch": 11}</text:p>
      <text:p text:style-name="P14">{"loss": 0.6927254796028137, "acc": 0.4973958432674408, "length": 1.0, "mode": "test", "epoch": 11}</text:p>
      <text:p text:style-name="P14">{"loss": 0.6932849287986755, "acc": 0.5019550323486328, "length": 1.1501144170761108, "mode": "train", "epoch": 12}</text:p>
      <text:p text:style-name="P14">{"loss": 0.6940094828605652, "acc": 0.4826388955116272, "length": 1.0, "mode": "test", "epoch": 12}</text:p>
      <text:p text:style-name="P14">{"loss": 0.6932989954948425, "acc": 0.4981418251991272, "length": 1.1274241209030151, "mode": "train", "epoch": 13}</text:p>
      <text:p text:style-name="P14">{"loss": 0.6940996646881104, "acc": 0.4973958432674408, "length": 1.0, "mode": "test", "epoch": 13}</text:p>
      <text:p text:style-name="P14">{"loss": 0.693141758441925, "acc": 0.49933791160583496, "length": 1.1167091131210327, "mode": "train", "epoch": 14}</text:p>
      <text:p text:style-name="P14"><text:soft-page-break/>{"loss": 0.6938732266426086, "acc": 0.4969618022441864, "length": 1.0, "mode": "test", "epoch": 14}</text:p>
      <text:p text:style-name="P14">{"loss": 0.6932587623596191, "acc": 0.5113020539283752, "length": 1.11476469039917, "mode": "train", "epoch": 15}</text:p>
      <text:p text:style-name="P14">{"loss": 0.6938974857330322, "acc": 0.4791666567325592, "length": 1.0, "mode": "test", "epoch": 15}</text:p>
      <text:p text:style-name="P14">{"loss": 0.6932082176208496, "acc": 0.5025384426116943, "length": 1.1114158630371094, "mode": "train", "epoch": 16}</text:p>
      <text:p text:style-name="P14">{"loss": 0.6934629082679749, "acc": 0.5013020634651184, "length": 1.0, "mode": "test", "epoch": 16}</text:p>
      <text:p text:style-name="P14">{"loss": 0.6929827928543091, "acc": 0.5055738091468811, "length": 1.0963143110275269, "mode": "train", "epoch": 17}</text:p>
      <text:p text:style-name="P14">{"loss": 0.6938295364379883, "acc": 0.4930555522441864, "length": 1.0, "mode": "test", "epoch": 17}</text:p>
      <text:p text:style-name="P14">{"loss": 0.6928781867027283, "acc": 0.5000976324081421, "length": 1.0892126560211182, "mode": "train", "epoch": 18}</text:p>
      <text:p text:style-name="P14">{"loss": 0.6940617561340332, "acc": 0.4947916567325592, "length": 1.0, "mode": "test", "epoch": 18}</text:p>
      <text:p text:style-name="P14">{"loss": 0.692886233329773, "acc": 0.5014338493347168, "length": 1.0767035484313965, "mode": "train", "epoch": 19}</text:p>
      <text:p text:style-name="P14">{"loss": 0.6943295001983643, "acc": 0.4939236044883728, "length": 1.0, "mode": "test", "epoch": 19}</text:p>
      <text:p text:style-name="P14">{"loss": 0.6929728984832764, "acc": 0.5000103116035461, "length": 1.071146845817566, "mode": "train", "epoch": 20}</text:p>
      <text:p text:style-name="P14">{"loss": 0.6944260597229004, "acc": 0.4973958432674408, "length": 1.0, "mode": "test", "epoch": 20}</text:p>
      <text:p text:style-name="P14">{"loss": 0.6928665041923523, "acc": 0.5043266415596008, "length": 1.0665297508239746, "mode": "train", "epoch": 21}</text:p>
      <text:p text:style-name="P14">{"loss": 0.6945050358772278, "acc": 0.4956597089767456, "length": 1.0, "mode": "test", "epoch": 21}</text:p>
      <text:p text:style-name="P14">{"loss": 0.6926738619804382, "acc": 0.500525951385498, "length": 1.0627641677856445, "mode": "train", "epoch": 22}</text:p>
      <text:p text:style-name="P14">{"loss": 0.6961472630500793, "acc": 0.4991319477558136, "length": 1.0, "mode": "test", "epoch": 22}</text:p>
      <text:p text:style-name="P14">{"loss": 0.6925881505012512, "acc": 0.5119463801383972, "length": 1.05527925491333, "mode": "train", "epoch": 23}</text:p>
      <text:p text:style-name="P14">{"loss": 0.6939132213592529, "acc": 0.5, "length": 1.0, "mode": "test", "epoch": 23}</text:p>
      <text:p text:style-name="P14">{"loss": 0.6930822730064392, "acc": 0.5037072896957397, "length": 1.0494961738586426, "mode": "train", "epoch": 24}</text:p>
      <text:p text:style-name="P14">{"loss": 0.693777322769165, "acc": 0.4887152910232544, "length": 1.0, "mode": "test", "epoch": 24}</text:p>
      <text:p text:style-name="P14">{"loss": 0.6930584907531738, "acc": 0.5054768323898315, "length": 1.050424337387085, "mode": "train", "epoch": 25}</text:p>
      <text:p text:style-name="P14">{"loss": 0.6938701868057251, "acc": 0.4887152910232544, "length": 1.0, "mode": "test", "epoch": 25}</text:p>
      <text:p text:style-name="P14">{"loss": 0.6930461525917053, "acc": 0.504024088382721, "length": 1.0473238229751587, "mode": "train", "epoch": 26}</text:p>
      <text:p text:style-name="P14">{"loss": 0.6937681436538696, "acc": 0.4887152910232544, "length": 1.0, "mode": "test", "epoch": 26}</text:p>
      <text:p text:style-name="P14">{"loss": 0.6930714845657349, "acc": 0.5044541954994202, "length": 1.0459879636764526, "mode": "train", "epoch": 27}</text:p>
      <text:p text:style-name="P14">{"loss": 0.6939147710800171, "acc": 0.4921875, "length": 1.0, "mode": "test", "epoch": 27}</text:p>
      <text:p text:style-name="P14">{"loss": 0.6930426359176636, "acc": 0.5070129632949829, "length": 1.0447858572006226, "mode": "train", "epoch": 28}</text:p>
      <text:p text:style-name="P14">{"loss": 0.6939113736152649, "acc": 0.4947916567325592, "length": 1.0, "mode": "test", "epoch": 28}</text:p>
      <text:p text:style-name="P14">{"loss": 0.6931943297386169, "acc": 0.4994919002056122, "length": 1.0420668125152588, "mode": "train", "epoch": 29}</text:p>
      <text:p text:style-name="P14">{"loss": 0.693275511264801, "acc": 0.4913194477558136, "length": 1.0, "mode": "test", "epoch": 29}</text:p>
      <text:p text:style-name="P14">{"loss": 0.6931478977203369, "acc": 0.49979618191719055, "length": 1.0381975173950195, "mode": "train", "epoch": 30}</text:p>
      <text:p text:style-name="P14">{"loss": 0.6931672692298889, "acc": 0.4952256977558136, "length": 1.0, "mode": "test", "epoch": 30}</text:p>
      <text:p text:style-name="P14">{"loss": 0.6931433081626892, "acc": 0.5094091296195984, "length": 1.0379799604415894, "mode": "train", "epoch": 31}</text:p>
      <text:p text:style-name="P14">{"loss": 0.6931623220443726, "acc": 0.4917534589767456, "length": 1.0, "mode": "test", "epoch": 31}</text:p>
      <text:p text:style-name="P14">{"loss": 0.6931222081184387, "acc": 0.5020928978919983, "length": 1.0352503061294556, "mode": "train", "epoch": 32}</text:p>
      <text:p text:style-name="P14">{"loss": 0.6939765214920044, "acc": 0.4730902910232544, "length": 1.0, "mode": "test", "epoch": 32}</text:p>
      <text:p text:style-name="P14">{"loss": 0.6930826306343079, "acc": 0.5012924671173096, "length": 1.0308923721313477, "mode": "train", "epoch": 33}</text:p>
      <text:p text:style-name="P14">{"loss": 0.69377201795578, "acc": 0.4800347089767456, "length": 1.0, "mode": "test", "epoch": 33}</text:p>
      <text:p text:style-name="P14">{"loss": 0.6931247115135193, "acc": 0.5104072690010071, "length": 1.0274028778076172, "mode": "train", "epoch": 34}</text:p>
      <text:p text:style-name="P14">{"loss": 0.693882405757904, "acc": 0.4835069477558136, "length": 1.0, "mode": "test", "epoch": 34}</text:p>
      <text:p text:style-name="P14">{"loss": 0.6929947733879089, "acc": 0.512984037399292, "length": 1.0261335372924805, "mode": "train", "epoch": 35}</text:p>
      <text:p text:style-name="P14">{"loss": 0.6932787895202637, "acc": 0.4895833432674408, "length": 1.0, "mode": "test", "epoch": 35}</text:p>
      <text:p text:style-name="P14">{"loss": 0.6931310892105103, "acc": 0.5044379830360413, "length": 1.0237122774124146, "mode": "train", "epoch": 36}</text:p>
      <text:p text:style-name="P14">{"loss": 0.6931440234184265, "acc": 0.50390625, "length": 1.0, "mode": "test", "epoch": 36}</text:p>
      <text:p text:style-name="P14">{"loss": 0.6929347515106201, "acc": 0.5136069059371948, "length": 1.024437665939331, "mode": "train", "epoch": 37}</text:p>
      <text:p text:style-name="P14">{"loss": 0.6934790015220642, "acc": 0.5151909589767456, "length": 1.0, "mode": "test", "epoch": 37}</text:p>
      <text:p text:style-name="P14">{"loss": 0.6930015087127686, "acc": 0.503996729850769, "length": 1.022249460220337, "mode": "train", "epoch": 38}</text:p>
      <text:p text:style-name="P14">{"loss": 0.6932386159896851, "acc": 0.5177951455116272, "length": 1.0, "mode": "test", "epoch": 38}</text:p>
      <text:p text:style-name="P14">{"loss": 0.6930670142173767, "acc": 0.4961083233356476, "length": 1.0215539932250977, "mode": "train", "epoch": 39}</text:p>
      <text:p text:style-name="P14">{"loss": 0.6938140392303467, "acc": 0.4943576455116272, "length": 1.0, "mode": "test", "epoch": 39}</text:p>
      <text:p text:style-name="P14">{"loss": 0.6932441592216492, "acc": 0.5016005039215088, "length": 1.022050142288208, "mode": "train", "epoch": 40}</text:p>
      <text:p text:style-name="P14">{"loss": 0.6944996118545532, "acc": 0.4956597089767456, "length": 1.0, "mode": "test", "epoch": 40}</text:p>
      <text:p text:style-name="P14">{"loss": 0.6930842995643616, "acc": 0.5056008100509644, "length": 1.0177528858184814, "mode": "train", "epoch": 41}</text:p>
      <text:p text:style-name="P14">{"loss": 0.6935301423072815, "acc": 0.4926215410232544, "length": 1.0, "mode": "test", "epoch": 41}</text:p>
      <text:p text:style-name="P14">{"loss": 0.6927786469459534, "acc": 0.5056595802307129, "length": 1.015688180923462, "mode": "train", "epoch": 42}</text:p>
      <text:p text:style-name="P14">{"loss": 0.6940382719039917, "acc": 0.4926215410232544, "length": 1.0, "mode": "test", "epoch": 42}</text:p>
      <text:p text:style-name="P14">{"loss": 0.692319393157959, "acc": 0.5053991675376892, "length": 1.0188298225402832, "mode": "train", "epoch": 43}</text:p>
      <text:p text:style-name="P14">{"loss": 0.6957095265388489, "acc": 0.4891493022441864, "length": 1.0, "mode": "test", "epoch": 43}</text:p>
      <text:p text:style-name="P14">{"loss": 0.6937445402145386, "acc": 0.5021860003471375, "length": 1.0160480737686157, "mode": "train", "epoch": 44}</text:p>
      <text:p text:style-name="P14">{"loss": 0.693559467792511, "acc": 0.5, "length": 1.0, "mode": "test", "epoch": 44}</text:p>
      <text:p text:style-name="P14">{"loss": 0.6927828788757324, "acc": 0.5075122714042664, "length": 1.0144152641296387, "mode": "train", "epoch": 45}</text:p>
      <text:p text:style-name="P14">{"loss": 0.6941806674003601, "acc": 0.5060763955116272, "length": 1.0, "mode": "test", "epoch": 45}</text:p>
      <text:p text:style-name="P14">{"loss": 0.6936821937561035, "acc": 0.4988406002521515, "length": 1.013552188873291, "mode": "train", "epoch": 46}</text:p>
      <text:p text:style-name="P14">{"loss": 0.6931655406951904, "acc": 0.5, "length": 1.0, "mode": "test", "epoch": 46}</text:p>
      <text:p text:style-name="P14">{"loss": 0.6931491494178772, "acc": 0.4981253445148468, "length": 1.012709617614746, "mode": "train", "epoch": 47}</text:p>
      <text:p text:style-name="P14">{"loss": 0.6931470036506653, "acc": 0.4978298544883728, "length": 1.0, "mode": "test", "epoch": 47}</text:p>
      <text:p text:style-name="P14">{"loss": 0.6931465268135071, "acc": 0.5011290907859802, "length": 1.0122170448303223, "mode": "train", "epoch": 48}</text:p>
      <text:p text:style-name="P14">{"loss": 0.6931467652320862, "acc": 0.4995659589767456, "length": 1.0, "mode": "test", "epoch": 48}</text:p>
      <text:p text:style-name="P14">{"loss": 0.6931464076042175, "acc": 0.5025857090950012, "length": 1.0109795331954956, "mode": "train", "epoch": 49}</text:p>
      <text:p text:style-name="P14"><text:soft-page-break/>{"loss": 0.693148136138916, "acc": 0.5021701455116272, "length": 1.0, "mode": "test", "epoch": 49}</text:p>
      <text:p text:style-name="P14">{"loss": 0.6931453347206116, "acc": 0.501568615436554, "length": 1.0100913047790527, "mode": "train", "epoch": 50}</text:p>
      <text:p text:style-name="P14">{"loss": 0.6931492686271667, "acc": 0.5008680820465088, "length": 1.0, "mode": "test", "epoch": 50}</text:p>
      <text:p text:style-name="P14">test accuracy: 0.505208313465118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8T14:51:09.001000000</meta:creation-date>
    <dc:date>2024-06-30T12:02:31.409000000</dc:date>
    <meta:editing-duration>PT7H37M44S</meta:editing-duration>
    <meta:editing-cycles>25</meta:editing-cycles>
    <meta:generator>LibreOffice/7.5.2.2$Windows_X86_64 LibreOffice_project/53bb9681a964705cf672590721dbc85eb4d0c3a2</meta:generator>
    <meta:document-statistic meta:table-count="2" meta:image-count="0" meta:object-count="0" meta:page-count="7" meta:paragraph-count="278" meta:word-count="3081" meta:character-count="28297" meta:non-whitespace-character-count="25490"/>
  </office:meta>
</office:document-meta>
</file>